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October 27, 2021 (03:1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ession of the lo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incremental.</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19:05Z</meta:creation-date>
    <dc:date>2021-10-27T19:19:05Z</dc:date>
    <meta:user-defined meta:name="date" meta:value-type="string">October  27, 2021 (03:1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